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fo:color="#004dbb" style:font-name="Calibri" fo:font-size="11pt" fo:language="en" fo:country="none" style:letter-kerning="true" style:font-name-asian="Calibri1" style:font-size-asian="11pt" style:language-asian="hi" style:country-asian="IN"/>
    </style:style>
    <style:style style:name="P3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indent="0cm" style:auto-text-indent="false" style:page-number="auto"/>
      <style:text-properties fo:color="#000000" style:font-name="Calibri" fo:font-size="11pt" fo:language="en" fo:country="none" style:letter-kerning="true" style:font-name-asian="Calibri1" style:font-size-asian="11pt" style:language-asian="hi" style:country-asian="IN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0.5pt" fo:language="en" fo:country="IN" style:letter-kerning="true" style:font-name-asian="Liberation Serif1" style:font-size-asian="10.5pt" style:language-asian="hi" style:country-asian="IN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pt" fo:language="en" fo:country="none" style:letter-kerning="false" style:font-name-asian="Calibri1" style:font-size-asian="11pt" style:language-asian="hi" style:country-asian="IN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4dbb" style:font-name="Calibri" fo:font-size="11pt" fo:language="en" fo:country="none" style:letter-kerning="false" style:font-name-asian="Calibri1" style:font-size-asian="11pt" style:language-asian="hi" style:country-asian="IN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4dbb" style:font-name="Calibri" fo:font-size="11pt" fo:language="en" fo:country="US" fo:font-weight="bold" style:letter-kerning="true" style:font-name-asian="Calibri1" style:font-size-asian="11pt" style:language-asian="hi" style:country-asian="IN" style:font-weight-asian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a9727" officeooo:paragraph-rsid="001a9727"/>
    </style:style>
    <style:style style:name="P10" style:family="paragraph" style:parent-style-name="Standard">
      <style:paragraph-properties fo:margin-left="0cm" fo:margin-right="0cm" fo:margin-top="0cm" fo:margin-bottom="0.247cm" loext:contextual-spacing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247cm" loext:contextual-spacing="false" fo:line-height="120%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247cm" loext:contextual-spacing="false" fo:line-height="120%" fo:text-indent="0cm" style:auto-text-indent="false"/>
      <style:text-properties fo:color="#000000" style:font-name="Times New Roman" fo:font-size="10.5pt" fo:language="en" fo:country="IN" fo:font-weight="normal" style:letter-kerning="true" style:font-name-asian="Liberation Serif1" style:font-size-asian="10.5pt" style:language-asian="hi" style:country-asian="IN" style:font-weight-asian="normal"/>
    </style:style>
    <style:style style:name="P13" style:family="paragraph" style:parent-style-name="Standard">
      <style:paragraph-properties fo:margin-left="0cm" fo:margin-right="0cm" fo:margin-top="0cm" fo:margin-bottom="0.247cm" loext:contextual-spacing="false" fo:text-indent="0cm" style:auto-text-indent="false"/>
      <style:text-properties fo:color="#000000" style:font-name="Times New Roman" fo:font-size="10.5pt" fo:language="en" fo:country="IN" style:letter-kerning="true" style:font-name-asian="Liberation Serif1" style:font-size-asian="10.5pt" style:language-asian="hi" style:country-asian="IN"/>
    </style:style>
    <style:style style:name="P14" style:family="paragraph" style:parent-style-name="Standard">
      <style:paragraph-properties fo:margin-left="0cm" fo:margin-right="0cm" fo:margin-top="0cm" fo:margin-bottom="0.247cm" loext:contextual-spacing="false" fo:line-height="120%" fo:text-indent="0cm" style:auto-text-indent="false"/>
      <style:text-properties fo:color="#000000" style:font-name="Times New Roman" fo:font-size="10.5pt" fo:language="en" fo:country="IN" style:letter-kerning="true" style:font-name-asian="Liberation Serif1" style:font-size-asian="10.5pt" style:language-asian="hi" style:country-asian="IN"/>
    </style:style>
    <style:style style:name="P15" style:family="paragraph" style:parent-style-name="Standard">
      <style:paragraph-properties fo:margin-left="0cm" fo:margin-right="0cm" fo:margin-top="0cm" fo:margin-bottom="0.247cm" loext:contextual-spacing="false" fo:line-height="120%" fo:text-indent="0cm" style:auto-text-indent="false"/>
      <style:text-properties fo:color="#004dbb" style:font-name="Calibri" fo:font-size="11pt" fo:language="en" fo:country="US" fo:font-weight="bold" style:letter-kerning="false" style:font-name-asian="Calibri1" style:font-size-asian="11pt" style:language-asian="hi" style:country-asian="IN" style:font-weight-asian="bold"/>
    </style:style>
    <style:style style:name="P16" style:family="paragraph" style:parent-style-name="Standard">
      <style:paragraph-properties fo:margin-left="0cm" fo:margin-right="0cm" fo:margin-top="0cm" fo:margin-bottom="0.247cm" loext:contextual-spacing="false" fo:text-indent="0cm" style:auto-text-indent="false"/>
      <style:text-properties fo:color="#004dbb" style:font-name="Calibri" fo:font-size="11pt" fo:language="en" fo:country="US" fo:font-weight="bold" style:letter-kerning="true" style:font-name-asian="Calibri1" style:font-size-asian="11pt" style:language-asian="hi" style:country-asian="IN" style:font-weight-asian="bold"/>
    </style:style>
    <style:style style:name="P17" style:family="paragraph" style:parent-style-name="Standard">
      <style:paragraph-properties fo:margin-left="0cm" fo:margin-right="0cm" fo:margin-top="0cm" fo:margin-bottom="0.247cm" loext:contextual-spacing="false" fo:line-height="120%" fo:text-indent="0cm" style:auto-text-indent="false"/>
      <style:text-properties fo:color="#004dbb" style:font-name="Calibri" fo:font-size="11pt" fo:language="en" fo:country="US" fo:font-weight="bold" style:letter-kerning="true" style:font-name-asian="Calibri1" style:font-size-asian="11pt" style:language-asian="hi" style:country-asian="IN" style:font-weight-asian="bold"/>
    </style:style>
    <style:style style:name="T1" style:family="text">
      <style:text-properties fo:color="#000000" style:font-name="Calibri" fo:font-size="11pt" fo:language="en" fo:country="none" fo:font-weight="bold" style:letter-kerning="true" style:font-name-asian="Calibri1" style:font-size-asian="11pt" style:language-asian="hi" style:country-asian="IN" style:font-weight-asian="bold" fo:background-color="#ffff00"/>
    </style:style>
    <style:style style:name="T2" style:family="text">
      <style:text-properties fo:color="#000000" style:font-name="Calibri" fo:font-size="11pt" fo:language="en" fo:country="US" fo:font-weight="bold" style:letter-kerning="true" style:font-name-asian="Calibri1" style:font-size-asian="11pt" style:language-asian="hi" style:country-asian="IN" style:font-weight-asian="bold"/>
    </style:style>
    <style:style style:name="T3" style:family="text">
      <style:text-properties fo:color="#000000" style:font-name="Calibri" fo:font-size="11pt" fo:language="en" fo:country="US" fo:font-weight="normal" style:letter-kerning="true" style:font-name-asian="Calibri1" style:font-size-asian="11pt" style:language-asian="hi" style:country-asian="IN" style:font-weight-asian="normal"/>
    </style:style>
    <style:style style:name="T4" style:family="text">
      <style:text-properties fo:color="#000000" style:font-name="Times New Roman" fo:font-size="10.5pt" fo:language="en" fo:country="US" style:letter-kerning="true" style:font-name-asian="Liberation Serif1" style:font-size-asian="10.5pt" style:language-asian="hi" style:country-asian="IN"/>
    </style:style>
    <style:style style:name="T5" style:family="text">
      <style:text-properties fo:language="en" fo:country="none"/>
    </style:style>
    <style:style style:name="T6" style:family="text">
      <style:text-properties fo:color="#004dbb" style:font-name="Calibri" fo:font-size="11pt" fo:language="en" fo:country="none" style:letter-kerning="true" style:font-name-asian="Calibri1" style:font-size-asian="11pt" style:language-asian="hi" style:country-asian="IN"/>
    </style:style>
    <style:style style:name="T7" style:family="text">
      <style:text-properties fo:color="#004dbb" style:font-name="Calibri" fo:font-size="11pt" fo:language="en" fo:country="none" fo:font-weight="bold" style:letter-kerning="true" style:font-name-asian="Calibri1" style:font-size-asian="11pt" style:language-asian="hi" style:country-asian="IN" style:font-weight-asian="bold"/>
    </style:style>
    <style:style style:name="T8" style:family="text">
      <style:text-properties fo:color="#004dbb" style:font-name="Calibri" fo:font-size="11pt" fo:language="en" fo:country="none" fo:font-weight="bold" style:letter-kerning="false" style:font-name-asian="Calibri1" style:font-size-asian="11pt" style:language-asian="hi" style:country-asian="IN" style:font-weight-asian="bold"/>
    </style:style>
    <style:style style:name="T9" style:family="text">
      <style:text-properties fo:color="#004dbb" style:font-name="Calibri" fo:font-size="11pt" fo:language="en" fo:country="none" style:letter-kerning="false" style:font-name-asian="Calibri1" style:font-size-asian="11pt" style:language-asian="hi" style:country-asian="IN"/>
    </style:style>
    <style:style style:name="T10" style:family="text">
      <style:text-properties fo:color="#004dbb" style:font-name="Calibri" fo:font-size="11pt" fo:language="en" fo:country="none" style:text-underline-style="solid" style:text-underline-width="auto" style:text-underline-color="font-color" fo:font-weight="bold" style:letter-kerning="false" style:font-name-asian="Calibri1" style:font-size-asian="11pt" style:language-asian="zxx" style:country-asian="none" style:font-weight-asian="bold"/>
    </style:style>
    <style:style style:name="T11" style:family="text">
      <style:text-properties fo:color="#004dbb" style:font-name="Calibri" fo:font-size="11pt" fo:language="en" fo:country="US" fo:font-weight="bold" style:letter-kerning="true" style:font-name-asian="Calibri1" style:font-size-asian="11pt" style:language-asian="hi" style:country-asian="IN" style:font-weight-asian="bold"/>
    </style:style>
    <style:style style:name="T12" style:family="text">
      <style:text-properties fo:color="#004dbb" style:font-name="Calibri" fo:font-size="11pt" fo:language="en" fo:country="US" fo:font-weight="bold" style:letter-kerning="true" style:font-name-asian="Calibri1" style:font-size-asian="11pt" style:language-asian="en" style:country-asian="US" style:font-weight-asian="bold"/>
    </style:style>
    <style:style style:name="T13" style:family="text">
      <style:text-properties fo:color="#004dbb" style:font-name="Calibri" fo:font-size="11pt" fo:language="en" fo:country="US" fo:font-weight="bold" style:letter-kerning="false" style:font-name-asian="Calibri1" style:font-size-asian="11pt" style:language-asian="hi" style:country-asian="IN" style:font-weight-asian="bold"/>
    </style:style>
    <style:style style:name="T14" style:family="text">
      <style:text-properties fo:color="#004dbb" style:font-name="Calibri" fo:font-size="11pt" fo:language="en" fo:country="US" fo:font-weight="normal" style:letter-kerning="true" style:font-name-asian="Calibri1" style:font-size-asian="11pt" style:language-asian="hi" style:country-asian="IN" style:font-weight-asian="normal"/>
    </style:style>
    <style:style style:name="T15" style:family="text">
      <style:text-properties fo:color="#004dbb" style:font-name="Calibri" fo:font-size="11pt" fo:language="en" fo:country="US" fo:font-weight="normal" style:letter-kerning="false" style:font-name-asian="Calibri1" style:font-size-asian="11pt" style:language-asian="hi" style:country-asian="IN" style:font-weight-asian="normal"/>
    </style:style>
    <style:style style:name="T16" style:family="text">
      <style:text-properties fo:color="#004dbb" style:font-name="Calibri" fo:font-size="11pt" fo:language="en" fo:country="US" style:letter-kerning="true" style:font-name-asian="Calibri1" style:font-size-asian="11pt" style:language-asian="hi" style:country-asian="IN"/>
    </style:style>
    <style:style style:name="T17" style:family="text">
      <style:text-properties fo:color="#004dbb" style:font-name="Calibri" fo:font-size="11pt" fo:language="en" fo:country="IN" style:letter-kerning="false" style:font-name-asian="Calibri1" style:font-size-asian="11pt" style:language-asian="en" style:country-asian="none"/>
    </style:style>
    <style:style style:name="T18" style:family="text">
      <style:text-properties fo:color="#004dbb" style:font-name="Calibri" fo:font-size="11pt" fo:language="en" fo:country="IN" fo:font-weight="bold" style:letter-kerning="false" style:font-name-asian="Calibri1" style:font-size-asian="11pt" style:language-asian="en" style:country-asian="none" style:font-weight-asian="bold"/>
    </style:style>
    <style:style style:name="T19" style:family="text">
      <style:text-properties fo:color="#004dbb" style:font-name="Calibri" fo:font-size="11pt" fo:language="en" fo:country="IN" fo:font-weight="bold" style:letter-kerning="false" style:font-name-asian="Calibri1" style:font-size-asian="11pt" style:language-asian="en" style:country-asian="US" style:font-weight-asian="bold"/>
    </style:style>
    <style:style style:name="T20" style:family="text">
      <style:text-properties fo:color="#004dbb" style:font-name="Calibri" fo:font-size="11pt" fo:language="en" fo:country="IN" fo:font-weight="bold" style:letter-kerning="true" style:font-name-asian="Calibri1" style:font-size-asian="11pt" style:language-asian="en" style:country-asian="US" style:font-weight-asian="bold"/>
    </style:style>
    <style:style style:name="T21" style:family="text">
      <style:text-properties fo:language="en" fo:country="US"/>
    </style:style>
    <style:style style:name="T22" style:family="text">
      <style:text-properties style:language-asian="en" style:country-asian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Documentation of OPENVPN Server in Amazon Cutomize AWS Server</text:span></text:p>
      <text:p text:style-name="P2"/>
      <text:p text:style-name="P1"><text:span text:style-name="T6">USE IN AMAZON LINUX</text:span></text:p>
      <text:p text:style-name="P2"/>
      <text:p text:style-name="P4"><text:span text:style-name="T6">1. First install openvpn server </text:span><text:span text:style-name="T7">openvpn-2.4.3</text:span></text:p>
      <text:p text:style-name="P5"/>
      <text:p text:style-name="P4"><text:span text:style-name="T7">=&gt;<text:tab/></text:span><text:span text:style-name="T11">yum install openvpn -y</text:span></text:p>
      <text:p text:style-name="P5"/>
      <text:p text:style-name="P4"><text:span text:style-name="T9">2. After installation please check the openvpn server version on machine</text:span></text:p>
      <text:p text:style-name="P5"/>
      <text:p text:style-name="P4"><text:span text:style-name="T8">=&gt; rpm -qa | grep openvpn</text:span><text:span text:style-name="T9"> <text:s text:c="3"/>--&gt; openvpn-2.4.3-1.19.amzn1.x86_64</text:span></text:p>
      <text:p text:style-name="P7"/>
      <text:p text:style-name="P4"><text:span text:style-name="T9">3. download easy-rsa epel (</text:span><text:span text:style-name="T8">Check weather easy-rsa is installed or not, if not please go through this below two steps</text:span><text:span text:style-name="T9"> )</text:span></text:p>
      <text:p text:style-name="P4"><text:span text:style-name="T17"><text:s/></text:span></text:p>
      <text:p text:style-name="P4"><text:span text:style-name="T8">=&gt;</text:span><text:span text:style-name="T9"> <text:s text:c="2"/></text:span><text:span text:style-name="T8">wget "</text:span><text:a xlink:type="simple" xlink:href="http://dl.fedoraproject.org/pub/epel/7/x86_64/e/easy-rsa-2.2.2-1.el7.noarch.rpm" text:style-name="Internet_20_link" text:visited-style-name="Visited_20_Internet_20_Link"><text:span text:style-name="T10">http://dl.fedoraproject.org/pub/epel/7/x86_64/e/easy-rsa-2.2.2-1.el7.noarch.rpm</text:span></text:a><text:span text:style-name="T8">"</text:span></text:p>
      <text:p text:style-name="P4"><text:span text:style-name="T8"/></text:p>
      <text:p text:style-name="P9"><text:span text:style-name="T8">=&gt; http://dl.fedoraproject.org/pub/archive/epel/5/i386//easy-rsa-2.2.2-1.el5.noarch.rpm</text:span></text:p>
      <text:p text:style-name="P7"/>
      <text:p text:style-name="P4"><text:span text:style-name="T8">=&gt; <text:s/>rpm -Uvh easy-rsa-2.2.2-1.el6.noarch.rpm</text:span></text:p>
      <text:p text:style-name="P7"/>
      <text:p text:style-name="P4"><text:span text:style-name="T9">4. copy server.conf file in /etc/openvpn</text:span></text:p>
      <text:p text:style-name="P5"/>
      <text:p text:style-name="P4"><text:span text:style-name="T17"><text:s/></text:span><text:span text:style-name="T8">=&gt;</text:span><text:span text:style-name="T9"> <text:s/></text:span><text:span text:style-name="T8">cp /usr/share/doc/openvpn-2.4.3/sample/sample-config-files/server.conf /etc/openvpn</text:span></text:p>
      <text:p text:style-name="P6"/>
      <text:p text:style-name="P4"><text:span text:style-name="T9">5. Copy keys in /etc/openvpn/keys</text:span></text:p>
      <text:p text:style-name="P4"><text:span text:style-name="T17"><text:s/></text:span><text:span text:style-name="T9"><text:tab/></text:span></text:p>
      <text:p text:style-name="P4"><text:span text:style-name="T17"><text:s/></text:span><text:span text:style-name="T8">=&gt;</text:span><text:span text:style-name="T9"> </text:span><text:span text:style-name="T8">mkdir /etc/openvpn/keys</text:span></text:p>
      <text:p text:style-name="P4"><text:span text:style-name="T17"><text:s/></text:span></text:p>
      <text:p text:style-name="P4"><text:span text:style-name="T18"><text:s/></text:span><text:span text:style-name="T8">=&gt;</text:span><text:span text:style-name="T9"> </text:span><text:span text:style-name="T8">cp /usr/share/easy-rsa/2.0/* /etc/openvpn/keys</text:span></text:p>
      <text:p text:style-name="P7"/>
      <text:p text:style-name="P4"><text:span text:style-name="T9">6 Generate certificate and server and client keys and set the parameter in vars file.</text:span></text:p>
      <text:p text:style-name="P7"/>
      <text:p text:style-name="P4"><text:span text:style-name="T14">Makes sure please rename the go to below link</text:span></text:p>
      <text:p text:style-name="P5"/>
      <text:p text:style-name="P4"><text:span text:style-name="T11">=&gt; cd /etc/openvpn/keys</text:span></text:p>
      <text:p text:style-name="P8"/>
      <text:p text:style-name="P4"><text:span text:style-name="T13">=&gt; cp openssl-1.0.0.cnf openssl-1.0.0.cnf.bak</text:span></text:p>
      <text:p text:style-name="P7"/>
      <text:p text:style-name="P4"><text:span text:style-name="T13">=&gt; mv openssl-1.0.0.cnf openssl.cnf <text:s text:c="14"/></text:span></text:p>
      <text:p text:style-name="P7"><text:soft-page-break/></text:p>
      <text:p text:style-name="P5"/>
      <text:p text:style-name="P5"/>
      <text:p text:style-name="P4"><text:span text:style-name="T11">=&gt; vim /etc/openvpn/</text:span><text:span text:style-name="T8">keys</text:span><text:span text:style-name="T11">/vars</text:span></text:p>
      <text:p text:style-name="P8"/>
      <text:p text:style-name="P4"><text:span text:style-name="T20"><text:s text:c="11"/></text:span><text:span text:style-name="T11">export EASY_RSA="`pwd`"</text:span></text:p>
      <text:p text:style-name="P5"/>
      <text:p text:style-name="P4"><text:span text:style-name="T20"><text:s text:c="9"/></text:span><text:span text:style-name="T11">export KEY_CONFIG=/etc/openvpn/keys/openssl.cnf</text:span></text:p>
      <text:p text:style-name="P8"/>
      <text:p text:style-name="P4"><text:span text:style-name="T20"><text:s text:c="9"/></text:span><text:span text:style-name="T11">export KEY_DIR="/etc/openvpn/keys/keys"</text:span></text:p>
      <text:p text:style-name="P8"/>
      <text:p text:style-name="P4"><text:span text:style-name="T20"><text:s text:c="9"/></text:span><text:span text:style-name="T11">export KEY_COUNTRY="IN"</text:span></text:p>
      <text:p text:style-name="P4"><text:span text:style-name="T20"><text:s text:c="9"/></text:span></text:p>
      <text:p text:style-name="P4"><text:span text:style-name="T20"><text:s text:c="9"/></text:span><text:span text:style-name="T11">export KEY_PROVINCE="UP"</text:span></text:p>
      <text:p text:style-name="P5"/>
      <text:p text:style-name="P4"><text:span text:style-name="T20"><text:s text:c="9"/></text:span><text:span text:style-name="T11">export KEY_CITY="NOIDA"</text:span></text:p>
      <text:p text:style-name="P5"/>
      <text:p text:style-name="P4"><text:span text:style-name="T20"><text:s text:c="9"/></text:span><text:span text:style-name="T11">export KEY_ORG="i2k2"</text:span></text:p>
      <text:p text:style-name="P5"/>
      <text:p text:style-name="P4"><text:span text:style-name="T20"><text:s text:c="9"/></text:span><text:span text:style-name="T11">export KEY_EMAIL="awssupport@i2k2.com"</text:span></text:p>
      <text:p text:style-name="P5"/>
      <text:p text:style-name="P4"><text:span text:style-name="T20"><text:s text:c="9"/></text:span><text:span text:style-name="T11">export KEY_OU="aws"</text:span></text:p>
      <text:p text:style-name="P8"/>
      <text:p text:style-name="P4"><text:span text:style-name="T20"><text:s text:c="9"/></text:span><text:span text:style-name="T11">export KEY_NAME="EasyRSA" <text:s/>// don’t change value while creating keys only enter press</text:span></text:p>
      <text:p text:style-name="P8"/>
      <text:p text:style-name="P8"/>
      <text:p text:style-name="P4"><text:span text:style-name="T16">go to inside the directory:</text:span></text:p>
      <text:p text:style-name="P8"/>
      <text:p text:style-name="P4"><text:span text:style-name="T11">=&gt; <text:s/>cd /etc/openvpn/</text:span><text:span text:style-name="T8">keys</text:span></text:p>
      <text:p text:style-name="P8"/>
      <text:p text:style-name="P11"><text:span text:style-name="T13">1.1 =&gt; <text:s/>source ./vars</text:span></text:p>
      <text:p text:style-name="P11"><text:span text:style-name="T13">1.2 =&gt; <text:s/>./clean-all</text:span></text:p>
      <text:p text:style-name="P11"><text:span text:style-name="T13">1.3 =&gt; <text:s/>./build-ca <text:s text:c="7"/></text:span><text:span text:style-name="T15">// after running this you find ca.crt and ca.key</text:span></text:p>
      <text:p text:style-name="P12"/>
      <text:p text:style-name="P11"><text:span text:style-name="T15">////--? this for own certificate <text:s/>please follow above vars value to mention like IN and DL NOIDA <text:s/></text:span><text:span text:style-name="T13"><text:s/></text:span></text:p>
      <text:p text:style-name="P15"/>
      <text:p text:style-name="P11"><text:span text:style-name="T15">7. Generate server key please follow vars file values after running beloww.....</text:span></text:p>
      <text:p text:style-name="P14"/>
      <text:p text:style-name="P11"><text:span text:style-name="T19"><text:s/></text:span><text:span text:style-name="T13">1.4 =&gt; </text:span><text:span text:style-name="T11">./build-key-server server <text:s text:c="3"/></text:span><text:span text:style-name="T14">// after running this you find server.key and server.crt</text:span></text:p>
      <text:p text:style-name="P17"/>
      <text:p text:style-name="P11"><text:soft-page-break/><text:span text:style-name="T14">8. Generate client keys</text:span></text:p>
      <text:p text:style-name="P11"><text:span text:style-name="T14">if you wannna create client keys so please accordingly <text:s/>create a user over server machine</text:span><text:span text:style-name="T11"> </text:span></text:p>
      <text:p text:style-name="P11"><text:span text:style-name="T19"><text:s/></text:span><text:span text:style-name="T13">1.5 =&gt; ./build-key client</text:span></text:p>
      <text:p text:style-name="P11"><text:span text:style-name="T14">and follow vars file values as well.</text:span></text:p>
      <text:p text:style-name="P13"/>
      <text:p text:style-name="P16"/>
      <text:p text:style-name="P10"><text:span text:style-name="T14">9. Generate DH keys.</text:span></text:p>
      <text:p text:style-name="P10"><text:span text:style-name="T11">1.6 =&gt; ./build-dh</text:span></text:p>
      <text:p text:style-name="P10"><text:span text:style-name="T14">it will take some time please stay away from server hardware.</text:span></text:p>
      <text:p text:style-name="P16"/>
      <text:p text:style-name="P10"><text:span text:style-name="T14">as we mentioned:</text:span></text:p>
      <text:p text:style-name="P10"><text:span text:style-name="T11">=&gt; useradd client </text:span></text:p>
      <text:p text:style-name="P10"><text:span text:style-name="T11">=&gt; passwd client</text:span></text:p>
      <text:p text:style-name="P16"/>
      <text:p text:style-name="P10"><text:span text:style-name="T20"><text:s/></text:span><text:span text:style-name="T11">=&gt; cd /etc/openvpn/keys/keys/</text:span></text:p>
      <text:p text:style-name="P10"><text:span text:style-name="T20"><text:s/></text:span><text:span text:style-name="T11">=&gt; openvpn --genkey --secret ta.key</text:span></text:p>
      <text:p text:style-name="P13"/>
      <text:p text:style-name="P10"><text:span text:style-name="T14">10. <text:s/>copy keys from <text:s/></text:span><text:span text:style-name="T11">/etc/openvpn/keys/keys/</text:span></text:p>
      <text:p text:style-name="P14"/>
      <text:p text:style-name="P11"><text:span text:style-name="T20"><text:s text:c="2"/></text:span><text:span text:style-name="T11">=&gt; cp -rp ca.crt server.key server.crt dh2048.pem ta.key /etc/openvpn/</text:span></text:p>
      <text:p text:style-name="P11"><text:span text:style-name="T14">==============================================================================</text:span></text:p>
      <text:p text:style-name="P11"><text:span text:style-name="T14">server conf file editting</text:span></text:p>
      <text:p text:style-name="P11"><text:span text:style-name="T14">==============================================================================</text:span></text:p>
      <text:p text:style-name="P11"><text:span text:style-name="T11">11. Now the configuration works start.</text:span></text:p>
      <text:p text:style-name="P11"><text:span text:style-name="T20"><text:s text:c="2"/></text:span><text:span text:style-name="T11">=&gt; vim /etc/openvpn/server.conf </text:span><text:span text:style-name="T14"><text:s/>/// this file must be on server</text:span><text:span text:style-name="T11"> </text:span></text:p>
      <text:p text:style-name="P11"><text:span text:style-name="T20"><text:s text:c="5"/></text:span><text:span text:style-name="T14">there are some field you have mentioned </text:span></text:p>
      <text:p text:style-name="P11"><text:span text:style-name="T11"><text:tab/> <text:s text:c="3"/>port 1194 </text:span></text:p>
      <text:p text:style-name="P11"><text:span text:style-name="T11"><text:tab/> <text:s text:c="3"/>proto udp</text:span></text:p>
      <text:p text:style-name="P11"><text:soft-page-break/><text:span text:style-name="T11"><text:tab/> <text:s text:c="3"/>dev tun <text:s text:c="5"/></text:span><text:span text:style-name="T14">for using routing tunnel.</text:span></text:p>
      <text:p text:style-name="P11"><text:span text:style-name="T11"><text:tab/> <text:s text:c="3"/>ca /etc/openvpn/keys/keys/ca.crt</text:span></text:p>
      <text:p text:style-name="P11"><text:span text:style-name="T11"><text:tab/> <text:s text:c="3"/>cert /etc/openvpn/keys/keys/server.crt</text:span></text:p>
      <text:p text:style-name="P11"><text:span text:style-name="T11"><text:tab/> <text:s text:c="2"/>key /etc/openvpn/keys/keys/server.key</text:span></text:p>
      <text:p text:style-name="P11"><text:span text:style-name="T11"><text:tab/> <text:s text:c="2"/>dh /etc/openvpn/keys/keys/dh2048.pem</text:span></text:p>
      <text:p text:style-name="P11"><text:span text:style-name="T11"><text:tab/> <text:s text:c="2"/>server 10.8.0.0 255.255.255.0 <text:s text:c="3"/></text:span><text:span text:style-name="T14">that is openvpn server default ip other one subnet mask</text:span></text:p>
      <text:p text:style-name="P11"><text:span text:style-name="T11"><text:tab/> <text:s text:c="2"/>push "route 172.31.28.115 255.255.240.0" </text:span><text:span text:style-name="T14">/// openvpn server ip and netmask </text:span></text:p>
      <text:p text:style-name="P11"><text:span text:style-name="T14">do ifconfig on machine.</text:span></text:p>
      <text:p text:style-name="P11"><text:span text:style-name="T11"><text:tab/> <text:s/>push "redirect-gateway def1" // Use default station.</text:span></text:p>
      <text:p text:style-name="P11"><text:span text:style-name="T11"><text:tab/> <text:s/>push "dhcp-option DNS 8.8.8.8" <text:s/>basi</text:span></text:p>
      <text:p text:style-name="P11"><text:span text:style-name="T11"><text:tab/> <text:s/>push "dhcp-option DNS 8.8.4.4"</text:span></text:p>
      <text:p text:style-name="P17"/>
      <text:p text:style-name="P11"><text:span text:style-name="T14">some option mentioned below</text:span></text:p>
      <text:p text:style-name="P17"/>
      <text:p text:style-name="P11"><text:span text:style-name="T20"><text:s text:c="11"/></text:span><text:span text:style-name="T11">duplicate-cn</text:span></text:p>
      <text:p text:style-name="P11"><text:span text:style-name="T20"><text:s text:c="11"/></text:span><text:span text:style-name="T11">keepalive 10 120</text:span></text:p>
      <text:p text:style-name="P11"><text:span text:style-name="T20"><text:s text:c="11"/></text:span><text:span text:style-name="T11">tls-auth /etc/openvpn/keys/keys/ta.key 0 </text:span><text:span text:style-name="T14"># This file is secret</text:span></text:p>
      <text:p text:style-name="P11"><text:span text:style-name="T20"><text:s text:c="11"/></text:span><text:span text:style-name="T11">key-direction 0</text:span></text:p>
      <text:p text:style-name="P11"><text:span text:style-name="T20"><text:s text:c="11"/></text:span><text:span text:style-name="T11">cipher AES-256-CBC</text:span></text:p>
      <text:p text:style-name="P11"><text:span text:style-name="T20"><text:s text:c="11"/></text:span><text:span text:style-name="T11">auth SHA256</text:span></text:p>
      <text:p text:style-name="P11"><text:span text:style-name="T20"><text:s text:c="11"/></text:span><text:span text:style-name="T11">persist-key</text:span></text:p>
      <text:p text:style-name="P11"><text:span text:style-name="T20"><text:s text:c="11"/></text:span><text:span text:style-name="T11">persist-tun</text:span></text:p>
      <text:p text:style-name="P11"><text:span text:style-name="T20"><text:s text:c="11"/></text:span><text:span text:style-name="T11">status /etc/openvpn/openvpn-status.log</text:span></text:p>
      <text:p text:style-name="P11"><text:span text:style-name="T20"><text:s text:c="11"/></text:span><text:span text:style-name="T11">log <text:s text:c="2"/>/etc/openvpn/openvpn.log</text:span></text:p>
      <text:p text:style-name="P11"><text:span text:style-name="T20"><text:s text:c="11"/></text:span><text:span text:style-name="T11">verb 3</text:span></text:p>
      <text:p text:style-name="P11"><text:span text:style-name="T20"><text:s text:c="11"/></text:span><text:span text:style-name="T11">plugin /usr/lib64/openvpn/plugins/openvpn-plugin-auth-pam.so /etc/pam.d/login</text:span></text:p>
      <text:p text:style-name="P11"><text:span text:style-name="T20"><text:s text:c="33"/></text:span><text:span text:style-name="T11">OR</text:span></text:p>
      <text:p text:style-name="P11"><text:soft-page-break/><text:span text:style-name="T20"><text:s text:c="11"/></text:span><text:bookmark text:name="__DdeLink__369_1687159492"/><text:span text:style-name="T11">plugin /usr/lib64/openvpn/plugins/openvpn-plugin-auth-pam.so /etc/pam.d/login</text:span></text:p>
      <text:p text:style-name="P11"><text:span text:style-name="T11">============================================================================================================================================================</text:span></text:p>
      <text:p text:style-name="P17"/>
      <text:p text:style-name="P11"><text:span text:style-name="T11">Now changes in client.conf file </text:span></text:p>
      <text:p text:style-name="P11"><text:span text:style-name="T11">=&gt; cp /usr/share/doc/openvpn-2.4.3/sample/sample-config-files/client.conf /etc/openvpn</text:span></text:p>
      <text:p text:style-name="P11"><text:span text:style-name="T11">=&gt; cd /etc/openvpn</text:span></text:p>
      <text:p text:style-name="P11"><text:span text:style-name="T11">=&gt; mv client.conf client.ovpn</text:span></text:p>
      <text:p text:style-name="P11"><text:span text:style-name="T20"><text:s text:c="5"/></text:span><text:span text:style-name="T14">add some points in this file</text:span></text:p>
      <text:p text:style-name="P11"><text:span text:style-name="T11">=&gt; vim client.ovpn</text:span></text:p>
      <text:p text:style-name="P11"><text:span text:style-name="T20"><text:s text:c="11"/></text:span><text:span text:style-name="T11">auth-user-pass <text:s/></text:span><text:span text:style-name="T14">// add this line</text:span></text:p>
      <text:p text:style-name="P11"><text:span text:style-name="T20"><text:s text:c="11"/></text:span><text:span text:style-name="T11">remote 13.228.203.137 1194 </text:span><text:span text:style-name="T14">// that is server public ip and <text:s text:c="13"/>port</text:span></text:p>
      <text:p text:style-name="P11"><text:span text:style-name="T11"><text:tab/> ca ca.crt</text:span></text:p>
      <text:p text:style-name="P11"><text:span text:style-name="T20"><text:s text:c="10"/></text:span><text:span text:style-name="T11">cert client.crt</text:span></text:p>
      <text:p text:style-name="P11"><text:span text:style-name="T20"><text:s text:c="10"/></text:span><text:span text:style-name="T11">key client.key</text:span></text:p>
      <text:p text:style-name="P11"><text:span text:style-name="T20"><text:s text:c="10"/></text:span><text:span text:style-name="T11">tls-auth ta.key 1</text:span></text:p>
      <text:p text:style-name="P11"><text:span text:style-name="T20"><text:s text:c="10"/></text:span><text:span text:style-name="T11">key-direction 1</text:span></text:p>
      <text:p text:style-name="P11"><text:span text:style-name="T20"><text:s text:c="10"/></text:span><text:span text:style-name="T11">cipher AES-256-CBC</text:span></text:p>
      <text:p text:style-name="P11"><text:span text:style-name="T20"><text:s text:c="10"/></text:span><text:span text:style-name="T11">auth SHA256</text:span></text:p>
      <text:p text:style-name="P11"><text:span text:style-name="T11">============================================================================================================================================================</text:span></text:p>
      <text:p text:style-name="P11"><text:span text:style-name="T11">=&gt; vim /etc/sysctl.conf</text:span></text:p>
      <text:p text:style-name="P11"><text:span text:style-name="T20"><text:s text:c="9"/></text:span><text:span text:style-name="T11">net.ipv4.forward = 1</text:span></text:p>
      <text:p text:style-name="P11"><text:span text:style-name="T12"><text:tab/> <text:s text:c="8"/>OR</text:span></text:p>
      <text:p text:style-name="P11"><text:soft-page-break/><text:span text:style-name="T12"><text:tab/>net.ipv4.ip_forward = 1</text:span></text:p>
      <text:p text:style-name="P14"/>
      <text:p text:style-name="P11"><text:span text:style-name="T11">And save and exit.</text:span></text:p>
      <text:p text:style-name="P11"><text:span text:style-name="T11">=&gt; sysctl -p</text:span></text:p>
      <text:p text:style-name="P11"><text:span text:style-name="T11">=&gt; mkdir /etc/openvpn/vpnclient</text:span></text:p>
      <text:p text:style-name="P11"><text:span text:style-name="T11">=&gt; cd /etc/openvpn/keys/keys</text:span></text:p>
      <text:p text:style-name="P11"><text:span text:style-name="T2">=&gt; cp -rvf <text:s/>ca.crt <text:s/>client.key client.crt ta.key /etc/openvpn/vpnclient</text:span></text:p>
      <text:p text:style-name="P11"><text:span text:style-name="T3">// ca.crt client.key and client.crt is under /etc/openvpn/openvpnkeys</text:span></text:p>
      <text:p text:style-name="P11"><text:span text:style-name="T2">=&gt; cd /etc/openvpn/</text:span></text:p>
      <text:p text:style-name="P11"><text:span text:style-name="T2">=&gt; cp /etc/openvpn/client.ovpn <text:s/>/etc/openvpn/vpnclient</text:span></text:p>
      <text:p text:style-name="P14"/>
      <text:p text:style-name="P11"><text:span text:style-name="T2">=&gt; cd /etc/openvpn/keys/keys</text:span></text:p>
      <text:p text:style-name="P11"><text:span text:style-name="T2">=&gt; cp ta.key /etc/openvpn</text:span></text:p>
      <text:p text:style-name="P15"/>
      <text:p text:style-name="P11"><text:span text:style-name="T13">Check this file is exist or not, if not go through below two command</text:span></text:p>
      <text:p text:style-name="P11"><text:span text:style-name="T13">=&gt; touch /etc/sysconfig/iptables</text:span></text:p>
      <text:p text:style-name="P11"><text:span text:style-name="T13">=&gt; chkconfig iptables on</text:span></text:p>
      <text:p text:style-name="P11"><text:span text:style-name="T13">=&gt; service iptables start</text:span></text:p>
      <text:p text:style-name="P11"><text:span text:style-name="T13">=&gt; service iptables save</text:span></text:p>
      <text:p text:style-name="P17"/>
      <text:p text:style-name="P11"><text:span text:style-name="T11">iptables rule </text:span></text:p>
      <text:p text:style-name="P11"><text:span text:style-name="T11">=&gt; iptables -t nat -A POSTROUTING -s 10.8.0.0/24 -o eth0 -j MASQUERADE</text:span></text:p>
      <text:p text:style-name="P11"><text:span text:style-name="T11">=&gt; iptables -A FORWARD -m state --state RELATED,ESTABLISHED -j <text:s text:c="2"/>ACCEPT</text:span></text:p>
      <text:p text:style-name="P11"><text:span text:style-name="T2">=&gt; iptables -A FORWARD -s 10.8.0.0/24 -j ACCEPT</text:span></text:p>
      <text:p text:style-name="P17"/>
      <text:p text:style-name="P11"><text:span text:style-name="T11">NOTE: </text:span><text:bookmark text:name="tw-target-text"/><text:span text:style-name="T4">Insert these rules into the /etc/rc.local so that the rule gets edited whenever the system is booted</text:span></text:p>
      <text:p text:style-name="P11"><text:span text:style-name="T20"><text:s/></text:span><text:span text:style-name="T2">=&gt; chmod -R 777 /etc/openvpn/vpnclient/</text:span></text:p>
      <text:p text:style-name="P11"><text:soft-page-break/><text:span text:style-name="T2">=&gt; service openvpn start </text:span></text:p>
      <text:p text:style-name="P14"/>
      <text:p text:style-name="P17"/>
      <text:p text:style-name="P17"/>
      <text:p text:style-name="P17"/>
      <text:p text:style-name="P17"/>
      <text:p text:style-name="P17"/>
      <text:p text:style-name="P8"/>
      <text:p text:style-name="P8"/>
      <text:p text:style-name="P8"/>
      <text:p text:style-name="P8"/>
      <text:p text:style-name="P8"/>
      <text:p text:style-name="P11"><text:span text:style-name="T11">=============================================================================Server machine work done. please do remember this is for openvpn2.4.3 package installed in server. Now copy vpnclient folder in windows machine. through winscp software</text:span></text:p>
      <text:p text:style-name="P11"><text:span text:style-name="T11">=============================================================================</text:span></text:p>
      <text:p text:style-name="P17"/>
      <text:p text:style-name="P11"><text:span text:style-name="T11">Now you are in client machine</text:span></text:p>
      <text:p text:style-name="P11"><text:span text:style-name="T11">copy vpnclient folder in windows </text:span></text:p>
      <text:p text:style-name="P17"/>
      <text:p text:style-name="P11"><text:span text:style-name="T11">and download vpnclient in windows machine</text:span></text:p>
      <text:p text:style-name="P17"/>
      <text:p text:style-name="P11"><text:span text:style-name="T11">open vpn client and click connection profiles and click import and select client.ovpn file</text:span></text:p>
      <text:p text:style-name="P11"><text:span text:style-name="T11">and click connect</text:span></text:p>
      <text:p text:style-name="P11"><text:span text:style-name="T11">type user name--&gt; client</text:span></text:p>
      <text:p text:style-name="P11"><text:span text:style-name="T11">password--&gt; client</text:span></text:p>
      <text:p text:style-name="P17"/>
      <text:p text:style-name="P11"><text:span text:style-name="T11">done!!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0.5pt" fo:language="en" fo:country="IN" style:letter-kerning="true" style:font-name-asian="Liberation Serif1" style:font-family-asian="'Liberation Serif'" style:font-family-generic-asian="system" style:font-pitch-asian="variable" style:font-size-asian="10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IN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0.5pt" fo:language="en" fo:country="IN" style:letter-kerning="true" style:font-name-asian="Liberation Serif1" style:font-family-asian="'Liberation Serif'" style:font-family-generic-asian="system" style:font-pitch-asian="variable" style:font-size-asian="10.5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0.5pt" fo:language="en" fo:country="IN" style:letter-kerning="true" style:font-name-asian="Liberation Serif1" style:font-family-asian="'Liberation Serif'" style:font-family-generic-asian="system" style:font-pitch-asian="variable" style:font-size-asian="10.5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IN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0.5pt" fo:language="en" fo:country="IN" style:letter-kerning="true" style:font-name-asian="Liberation Serif1" style:font-family-asian="'Liberation Serif'" style:font-family-generic-asian="system" style:font-pitch-asian="variable" style:font-size-asian="10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" fo:font-family="'Liberation Sans'" style:font-family-generic="swiss" style:font-pitch="variable" fo:font-size="14pt" fo:language="en" fo:country="IN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" fo:font-family="'Liberation Sans'" style:font-family-generic="swiss" style:font-pitch="variable" fo:font-size="14pt" fo:language="en" fo:country="IN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" fo:font-family="'Liberation Sans'" style:font-family-generic="swiss" style:font-pitch="variable" fo:font-size="14pt" fo:language="en" fo:country="IN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0.5pt" fo:language="en" fo:country="IN" style:letter-kerning="true" style:font-name-asian="Liberation Serif1" style:font-family-asian="'Liberation Serif'" style:font-family-generic-asian="system" style:font-pitch-asian="variable" style:font-size-asian="10.5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IN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fo:color="#000000" style:font-name="Liberation Sans1" fo:font-family="'Liberation Sans'" style:font-family-generic="roman" style:font-pitch="variable" fo:font-size="14pt" fo:language="en" fo:country="IN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0.5pt" fo:language="en" fo:country="IN" style:letter-kerning="true" style:font-name-asian="Liberation Serif1" style:font-family-asian="'Liberation Serif'" style:font-family-generic-asian="system" style:font-pitch-asian="variable" style:font-size-asian="10.5pt" style:language-asian="hi" style:country-asian="IN" fo:hyphenate="false" fo:hyphenation-remain-char-count="2" fo:hyphenation-push-char-count="2"/>
    </style:style>
    <style:style style:name="Default_20_Paragraph_20_Font" style:display-name="Default Paragraph Font" style:family="text">
      <style:text-properties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fo:color="#004dbb" style:font-name="Calibri" fo:font-family="Calibri" style:font-family-generic="roman" style:font-pitch="variable" fo:font-size="11pt" fo:language="en" fo:country="none" style:text-underline-style="solid" style:text-underline-width="auto" style:text-underline-color="font-color" fo:font-weight="bold" style:letter-kerning="false" style:font-name-asian="Calibri1" style:font-family-asian="Calibri" style:font-family-generic-asian="system" style:font-pitch-asian="variable" style:font-size-asian="11pt" style:language-asian="zxx" style:country-asian="none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2k2networks</meta:initial-creator>
    <meta:creation-date>2017-10-10T18:02:00</meta:creation-date>
    <dc:date>2019-01-09T15:45:11.910961471</dc:date>
    <meta:editing-duration>PT2H27S</meta:editing-duration>
    <meta:editing-cycles>1</meta:editing-cycles>
    <meta:document-statistic meta:table-count="0" meta:image-count="0" meta:object-count="0" meta:page-count="7" meta:paragraph-count="144" meta:word-count="711" meta:character-count="6393" meta:non-whitespace-character-count="5287"/>
    <meta:generator>LibreOffice/6.0.7.3$Linux_X86_64 LibreOffice_project/00m0$Build-3</meta:generator>
  </office:meta>
</office:document-meta>
</file>